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00000000F0000000FCEDA7C5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989cm"/>
    </style:style>
    <style:style style:name="gr3" style:family="graphic" style:parent-style-name="standard">
      <style:graphic-properties draw:stroke="none" draw:fill="none" fo:min-height="1.2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fo:min-height="2.468cm"/>
    </style:style>
    <style:style style:name="pr1" style:family="presentation" style:parent-style-name="TutorialOverview-title">
      <style:graphic-properties draw:fill-color="#ffffff" draw:auto-grow-height="true" fo:min-height="3.502cm"/>
    </style:style>
    <style:style style:name="pr2" style:family="presentation" style:parent-style-name="TutorialOverview-outline1">
      <style:graphic-properties draw:fill-color="#ffffff" draw:auto-grow-height="true" fo:min-height="12.602cm"/>
    </style:style>
    <style:style style:name="pr3" style:family="presentation" style:parent-style-name="TutorialOverview-notes" style:list-style-name="L5">
      <style:graphic-properties draw:fill-color="#ffffff" draw:auto-grow-height="true" fo:min-height="12.571cm"/>
    </style:style>
    <style:style style:name="pr4" style:family="presentation" style:parent-style-name="TutorialOverview-outline1">
      <style:graphic-properties draw:fill-color="#ffffff" fo:min-height="13.609cm"/>
    </style:style>
    <style:style style:name="pr5" style:family="presentation" style:parent-style-name="TutorialOverview-notes" style:list-style-name="L5">
      <style:graphic-properties draw:fill-color="#ffffff" draw:auto-grow-height="true" fo:min-height="12.571cm"/>
    </style:style>
    <style:style style:name="pr6" style:family="presentation" style:parent-style-name="TutorialOverview-notes" style:list-style-name="L5">
      <style:graphic-properties draw:fill-color="#ffffff" draw:auto-grow-height="true" fo:min-height="12.571cm"/>
    </style:style>
    <style:style style:name="pr7" style:family="presentation" style:parent-style-name="TutorialOverview-notes" style:list-style-name="L5">
      <style:graphic-properties draw:fill-color="#ffffff" draw:auto-grow-height="true" fo:min-height="12.571cm"/>
    </style:style>
    <style:style style:name="pr8" style:family="presentation" style:parent-style-name="TutorialOverview-notes" style:list-style-name="L5">
      <style:graphic-properties draw:fill-color="#ffffff" draw:auto-grow-height="true" fo:min-height="12.571cm"/>
    </style:style>
    <style:style style:name="pr9" style:family="presentation" style:parent-style-name="TutorialOverview-notes" style:list-style-name="L5">
      <style:graphic-properties draw:fill-color="#ffffff" draw:auto-grow-height="true" fo:min-height="12.571cm"/>
    </style:style>
    <style:style style:name="pr10" style:family="presentation" style:parent-style-name="TutorialOverview-notes" style:list-style-name="L5">
      <style:graphic-properties draw:fill-color="#ffffff" draw:auto-grow-height="true" fo:min-height="12.571cm"/>
    </style:style>
    <style:style style:name="pr11" style:family="presentation" style:parent-style-name="TutorialOverview-notes" style:list-style-name="L5">
      <style:graphic-properties draw:fill-color="#ffffff" draw:auto-grow-height="true" fo:min-height="12.571cm"/>
    </style:style>
    <style:style style:name="pr12" style:family="presentation" style:parent-style-name="TutorialOverview-outline1" style:list-style-name="L3">
      <style:graphic-properties draw:fill-color="#ffffff" fo:min-height="15.875cm"/>
    </style:style>
    <style:style style:name="pr13" style:family="presentation" style:parent-style-name="TutorialOverview-notes" style:list-style-name="L5">
      <style:graphic-properties draw:fill-color="#ffffff" draw:auto-grow-height="true" fo:min-height="12.571cm"/>
    </style:style>
    <style:style style:name="pr14" style:family="presentation" style:parent-style-name="TutorialOverview-outline1" style:list-style-name="L3">
      <style:graphic-properties draw:fill-color="#ffffff" fo:min-height="17.256cm"/>
    </style:style>
    <style:style style:name="pr15" style:family="presentation" style:parent-style-name="TutorialOverview-notes" style:list-style-name="L5">
      <style:graphic-properties draw:fill-color="#ffffff" draw:auto-grow-height="true" fo:min-height="12.571cm"/>
    </style:style>
    <style:style style:name="pr16" style:family="presentation" style:parent-style-name="TutorialOverview-outline1" style:list-style-name="L3">
      <style:graphic-properties draw:fill-color="#ffffff" fo:min-height="16.51cm"/>
    </style:style>
    <style:style style:name="pr17" style:family="presentation" style:parent-style-name="TutorialOverview-notes" style:list-style-name="L5">
      <style:graphic-properties draw:fill-color="#ffffff" draw:auto-grow-height="true" fo:min-height="12.571cm"/>
    </style:style>
    <style:style style:name="pr18" style:family="presentation" style:parent-style-name="TutorialOverview-outline1" style:list-style-name="L3">
      <style:graphic-properties draw:fill-color="#ffffff" fo:min-height="16.51cm"/>
    </style:style>
    <style:style style:name="pr19" style:family="presentation" style:parent-style-name="TutorialOverview-notes" style:list-style-name="L5">
      <style:graphic-properties draw:fill-color="#ffffff" draw:auto-grow-height="true" fo:min-height="12.571cm"/>
    </style:style>
    <style:style style:name="pr20" style:family="presentation" style:parent-style-name="TutorialOverview-outline1" style:list-style-name="L3">
      <style:graphic-properties draw:fill-color="#ffffff" fo:min-height="16.51cm"/>
    </style:style>
    <style:style style:name="pr21" style:family="presentation" style:parent-style-name="TutorialOverview-notes" style:list-style-name="L5">
      <style:graphic-properties draw:fill-color="#ffffff" draw:auto-grow-height="true" fo:min-height="12.571cm"/>
    </style:style>
    <style:style style:name="pr22" style:family="presentation" style:parent-style-name="TutorialOverview-outline1" style:list-style-name="L3">
      <style:graphic-properties draw:fill-color="#ffffff" fo:min-height="15.875cm"/>
    </style:style>
    <style:style style:name="pr23" style:family="presentation" style:parent-style-name="TutorialOverview-notes" style:list-style-name="L5">
      <style:graphic-properties draw:fill-color="#ffffff" draw:auto-grow-height="true" fo:min-height="12.571cm"/>
    </style:style>
    <style:style style:name="pr24" style:family="presentation" style:parent-style-name="TutorialOverview-outline1" style:list-style-name="L3">
      <style:graphic-properties draw:fill-color="#ffffff" fo:min-height="15.875cm"/>
    </style:style>
    <style:style style:name="pr25" style:family="presentation" style:parent-style-name="TutorialOverview-notes" style:list-style-name="L5">
      <style:graphic-properties draw:fill-color="#ffffff" draw:auto-grow-height="true" fo:min-height="12.57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952cm" fo:margin-right="0cm" fo:text-indent="-0.952cm">
        <style:tab-stops/>
      </style:paragraph-properties>
    </style:style>
    <style:style style:name="P3" style:family="paragraph">
      <style:paragraph-properties fo:margin-left="0.952cm" fo:margin-right="0cm" fo:text-indent="-0.952cm">
        <style:tab-stops/>
      </style:paragraph-properties>
      <style:text-properties fo:font-size="24pt" style:font-size-asian="24pt" style:font-size-complex="24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align="start" text:enable-numbering="false" fo:text-indent="0cm"/>
    </style:style>
    <style:style style:name="P6" style:family="paragraph">
      <style:paragraph-properties fo:margin-left="1.016cm" fo:margin-right="0cm" fo:text-indent="-0.508cm"/>
      <style:text-properties fo:font-family="'Courier 10 Pitch'" style:font-pitch="fixed" fo:font-size="24pt" style:font-size-asian="24pt" style:font-size-complex="24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P9" style:family="paragraph">
      <style:paragraph-properties fo:margin-left="0cm" fo:margin-right="0cm" fo:text-indent="0cm"/>
      <style:text-properties fo:color="#000080"/>
    </style:style>
    <style:style style:name="P10" style:family="paragraph">
      <style:paragraph-properties fo:margin-left="0cm" fo:margin-right="0cm" fo:text-indent="0cm"/>
      <style:text-properties fo:color="#000080" fo:font-size="20pt" style:font-size-asian="20pt" style:font-size-complex="20pt"/>
    </style:style>
    <style:style style:name="P11" style:family="paragraph">
      <style:paragraph-properties fo:margin-left="1.016cm" fo:margin-right="0cm" text:enable-numbering="false" fo:text-indent="-0.508cm"/>
      <style:text-properties fo:font-family="'Courier 10 Pitch'" style:font-pitch="fixed" fo:font-size="24pt" style:font-size-asian="24pt" style:font-size-complex="24pt"/>
    </style:style>
    <style:style style:name="P12" style:family="paragraph">
      <style:paragraph-properties fo:margin-left="0cm" fo:margin-right="0cm" fo:text-align="start" text:enable-numbering="false" fo:text-indent="0cm"/>
      <style:text-properties fo:font-family="'Courier 10 Pitch'" style:font-pitch="fixed" fo:font-size="24pt" style:font-size-asian="24pt" style:font-size-complex="24pt"/>
    </style:style>
    <style:style style:name="P13" style:family="paragraph">
      <style:paragraph-properties fo:margin-left="0cm" fo:margin-right="0cm" fo:text-align="center" text:enable-numbering="false" fo:text-indent="0cm"/>
    </style:style>
    <style:style style:name="P14" style:family="paragraph">
      <style:paragraph-properties fo:margin-left="0cm" fo:margin-right="0cm" fo:text-indent="0cm"/>
      <style:text-properties fo:color="#000080" fo:font-size="24pt" style:font-size-asian="24pt" style:font-size-complex="24pt"/>
    </style:style>
    <style:style style:name="P15" style:family="paragraph">
      <style:paragraph-properties fo:margin-left="0cm" fo:margin-right="0cm" fo:text-indent="0cm"/>
      <style:text-properties fo:color="#000080" fo:font-family="Arial" style:font-family-generic="swiss" style:font-pitch="variable"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style:text-position="sub 58%" fo:font-size="24pt" style:font-size-asian="24pt" style:font-size-complex="24pt"/>
    </style:style>
    <style:style style:name="T4" style:family="text">
      <style:text-properties style:text-position="0% 100%" fo:font-size="24pt" style:font-size-asian="24pt" style:font-size-complex="24pt"/>
    </style:style>
    <style:style style:name="T5" style:family="text">
      <style:text-properties style:text-position="0% 100%"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family="'Courier 10 Pitch'" style:font-pitch="fixed" fo:font-size="24pt" style:font-size-asian="24pt" style:font-size-complex="24pt"/>
    </style:style>
    <style:style style:name="T7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T8" style:family="text">
      <style:text-properties fo:color="#000080" fo:font-family="Arial" style:font-family-generic="swiss" style:font-pitch="variable" fo:font-size="24pt" style:font-size-asian="24pt" style:font-size-complex="24pt"/>
    </style:style>
    <style:style style:name="T9" style:family="text">
      <style:text-properties fo:color="#000080" fo:font-family="'Courier 10 Pitch'" style:font-pitch="fixed" fo:font-size="24pt" style:font-size-asian="24pt" style:font-size-complex="24pt"/>
    </style:style>
    <style:style style:name="T10" style:family="text">
      <style:text-properties fo:font-family="'Courier 10 Pitch'" style:font-pitch="fixed"/>
    </style:style>
    <style:style style:name="T11" style:family="text">
      <style:text-properties fo:font-family="'Courier 10 Pitch'" style:font-pitch="fixed" fo:font-size="22pt" style:font-size-asian="22pt" style:font-size-complex="22pt"/>
    </style:style>
    <style:style style:name="T12" style:family="text">
      <style:text-properties fo:font-family="Arial" style:font-family-generic="swiss" style:font-pitch="variable" fo:font-size="24pt" style:font-size-asian="24pt" style:font-size-complex="24pt"/>
    </style:style>
    <style:style style:name="T13" style:family="text">
      <style:text-properties fo:font-family="Arial" style:font-family-generic="swiss" style:font-pitch="variable" fo:font-size="32pt" style:font-size-asian="32pt" style:font-size-complex="32pt"/>
    </style:style>
    <style:style style:name="T14" style:family="text">
      <style:text-properties fo:color="#ff0000" fo:font-family="Arial" style:font-family-generic="swiss" style:font-pitch="variable" fo:font-size="32pt" style:font-size-asian="32pt" style:font-size-complex="32pt"/>
    </style:style>
    <style:style style:name="T15" style:family="text">
      <style:text-properties fo:color="#000080" fo:font-family="'Courier 10 Pitch'" style:font-pitch="fixed" fo:font-size="24pt" style:font-size-asian="24pt" style:font-size-complex="24pt"/>
    </style:style>
    <style:style style:name="T16" style:family="text">
      <style:text-properties fo:color="#000080" fo:font-size="24pt" style:font-size-asian="24pt" style:font-size-complex="24pt"/>
    </style:style>
    <style:style style:name="T17" style:family="text">
      <style:text-properties fo:color="#000080" fo:font-family="Arial" style:font-family-generic="swiss" style:font-pitch="variable" fo:font-size="24pt" style:font-size-asian="24pt" style:font-size-complex="24pt"/>
    </style:style>
    <text:list-style style:name="L1">
      <text:list-level-style-bullet text:level="1" text:bullet-char="•">
        <style:text-properties fo:font-family="Verdana" style:font-family-generic="swiss" style:font-pitch="variable" fo:color="#66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F0000000FCEDA7C5B.png" xlink:type="simple" xlink:show="embed" xlink:actuate="onLoad">
        <style:list-level-properties text:min-label-width="0.952cm" style:vertical-pos="middle" style:vertical-rel="line" fo:width="0.356cm" fo:height="0.356cm"/>
      </text:list-level-style-image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40458c" fo:font-size="40%"/>
      </text:list-level-style-bullet>
      <text:list-level-style-bullet text:level="3" text:bullet-char="">
        <style:list-level-properties text:space-before="2.54cm" text:min-label-width="0.635cm"/>
        <style:text-properties fo:font-family="Wingdings" style:font-pitch="variable" style:font-charset="x-symbol" fo:color="#6f89f7" fo:font-size="4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40458c" fo:font-size="4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Monad</text:p>
          </draw:text-box>
        </draw:frame>
        <draw:frame presentation:style-name="pr2" draw:text-style-name="P3" draw:layer="layout" svg:width="23.8cm" svg:height="12.602cm" svg:x="2.664cm" svg:y="5.396cm" presentation:class="outline">
          <draw:text-box>
            <text:list text:style-name="L2">
              <text:list-item>
                <text:p text:style-name="P2"><text:span text:style-name="T1">A design pattern for composable effectful computations</text:span></text:p>
              </text:list-item>
            </text:list>
            <text:list text:style-name="L2">
              <text:list-item>
                <text:p text:style-name="P2"><text:span text:style-name="T1">Extends values with structure to model effects.</text:span><text:span text:style-name="T1"><text:line-break/></text:span><text:span text:style-name="T2">t</text:span><text:span text:style-name="T1"> becomes </text:span><text:span text:style-name="T2">t</text:span><text:span text:style-name="T3">effect</text:span><text:span text:style-name="T4"> when </text:span><text:span text:style-name="T5">t</text:span><text:span text:style-name="T4"> is in the “effect” monad.</text:span></text:p>
              </text:list-item>
            </text:list>
            <text:list text:style-name="L2">
              <text:list-item>
                <text:p text:style-name="P2"><text:span text:style-name="T4">Allows effects to be combined when working with values in the monad. <text:s/>Like function application + effect accumulation:</text:span><text:span text:style-name="T4"><text:line-break/></text:span><text:span text:style-name="T5">t</text:span><text:span text:style-name="T3">effect</text:span><text:span text:style-name="T4"> -&gt; (</text:span><text:span text:style-name="T5">t</text:span><text:span text:style-name="T4"> -&gt; </text:span><text:span text:style-name="T5">t'</text:span><text:span text:style-name="T3">effect</text:span><text:span text:style-name="T4">) -&gt; </text:span><text:span text:style-name="T5">t'</text:span><text:span text:style-name="T3">effect</text:span></text:p>
              </text:list-item>
            </text:list>
            <text:list text:style-name="L2">
              <text:list-item>
                <text:p text:style-name="P2"><text:span text:style-name="T4">Abstraction layer for the effect machinery so that code is cleaner and effects can be controlled separately from computation.</text:span></text:p>
              </text:list-item>
            </text:list>
          </draw:text-box>
        </draw:frame>
        <presentation:notes draw:style-name="dp2">
          <draw:page-thumbnail draw:style-name="gr1" draw:layer="layout" svg:width="14.168cm" svg:height="10.478cm" svg:x="3.7cm" svg:y="2.092cm" draw:page-number="1" presentation:class="page"/>
          <draw:frame presentation:style-name="pr3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draw:page draw:name="page2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Monads in Haskell</text:p>
          </draw:text-box>
        </draw:frame>
        <draw:frame presentation:style-name="pr4" draw:text-style-name="P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5"><text:span text:style-name="T6">class Monad m where</text:span></text:p>
              </text:list-item>
            </text:list>
            <text:list text:style-name="L3">
              <text:list-item>
                <text:p text:style-name="P5"><text:span text:style-name="T6"><text:s text:c="4"/></text:span><text:span text:style-name="T6">-- Sequentially compose two actions, passing</text:span><text:span text:style-name="T6"><text:line-break/></text:span><text:span text:style-name="T6"> <text:s text:c="3"/>-- any value produced by the first as an</text:span><text:span text:style-name="T6"><text:line-break/></text:span><text:span text:style-name="T6"> <text:s text:c="3"/>-- argument to the second.</text:span><text:span text:style-name="T6"><text:line-break/></text:span><text:span text:style-name="T6"> <text:s text:c="3"/>(&gt;&gt;=) :: m a -&gt; (a -&gt; m b) -&gt; m b</text:span></text:p>
              </text:list-item>
            </text:list>
            <text:list text:style-name="L3">
              <text:list-item>
                <text:p text:style-name="P5"><text:span text:style-name="T6"><text:s text:c="4"/></text:span><text:span text:style-name="T6">-- Inject a value into the monadic type.</text:span><text:span text:style-name="T6"><text:line-break/></text:span><text:span text:style-name="T6"> <text:s text:c="3"/>return :: a -&gt; m a</text:span></text:p>
              </text:list-item>
            </text:list>
            <text:list text:style-name="L3">
              <text:list-item>
                <text:p text:style-name="P5"><text:span text:style-name="T6"/></text:p>
              </text:list-item>
            </text:list>
            <text:list text:style-name="L3">
              <text:list-item>
                <text:p text:style-name="P5"><text:span text:style-name="T6"/></text:p>
              </text:list-item>
            </text:list>
          </draw:text-box>
        </draw:frame>
        <draw:frame draw:style-name="gr2" draw:text-style-name="P8" draw:layer="layout" svg:width="16.166cm" svg:height="7.239cm" svg:x="2.884cm" svg:y="8.255cm">
          <draw:text-box>
            <text:p text:style-name="P7"><text:span text:style-name="T7"/></text:p>
            <text:p text:style-name="P7"><text:span text:style-name="T7"/></text:p>
          </draw:text-box>
        </draw:frame>
        <draw:frame draw:style-name="gr3" draw:text-style-name="P8" draw:layer="layout" svg:width="15.107cm" svg:height="1.485cm" svg:x="-5.972cm" svg:y="6.098cm">
          <draw:text-box>
            <text:p text:style-name="P7"><text:span text:style-name="T7"/></text:p>
            <text:p text:style-name="P7"><text:span text:style-name="T7"/></text:p>
          </draw:text-box>
        </draw:frame>
        <draw:frame draw:style-name="gr4" draw:text-style-name="P10" draw:layer="layout" svg:width="25.4cm" svg:height="4.103cm" svg:x="1.905cm" svg:y="14.605cm">
          <draw:text-box>
            <text:p text:style-name="P9"><text:span text:style-name="T8">Laws:</text:span></text:p>
            <text:p text:style-name="P9"><text:span text:style-name="T8">left-identity: (return x) &gt;&gt;= f == f x</text:span><text:span text:style-name="T8"><text:line-break/></text:span><text:span text:style-name="T8">right-identity: mv &gt;&gt;= return == mv</text:span><text:span text:style-name="T8"><text:line-break/></text:span><text:span text:style-name="T8">associativity: (mv &gt;&gt;= f) &gt;&gt;= g == mv &gt;&gt;= (\x -&gt; f x &gt;&gt; g)</text:span><text:span text:style-name="T9"> </text:span></text:p>
          </draw:text-box>
        </draw:frame>
        <presentation:notes draw:style-name="dp2">
          <draw:page-thumbnail draw:style-name="gr1" draw:layer="layout" svg:width="14.168cm" svg:height="10.478cm" svg:x="3.7cm" svg:y="2.092cm" draw:page-number="2" presentation:class="page"/>
          <draw:frame presentation:style-name="pr5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draw:page draw:name="page3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Effect: Partiality</text:p>
          </draw:text-box>
        </draw:frame>
        <draw:frame presentation:style-name="pr4" draw:text-style-name="P11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5"><text:span text:style-name="T10">data Maybe a = Nothing | Just a</text:span></text:p>
              </text:list-item>
            </text:list>
            <text:list text:style-name="L3">
              <text:list-item>
                <text:p text:style-name="P5"><text:span text:style-name="T10"/></text:p>
              </text:list-item>
            </text:list>
            <text:list text:style-name="L3">
              <text:list-item>
                <text:p text:style-name="P5"><text:span text:style-name="T10">instance Monad Maybe where</text:span></text:p>
              </text:list-item>
            </text:list>
            <text:list text:style-name="L3">
              <text:list-item>
                <text:p text:style-name="P5"><text:span text:style-name="T10"><text:s text:c="4"/></text:span><text:span text:style-name="T10">return x = Just x</text:span></text:p>
              </text:list-item>
            </text:list>
            <text:list text:style-name="L3">
              <text:list-item>
                <text:p text:style-name="P5"><text:span text:style-name="T10"><text:s text:c="4"/></text:span><text:span text:style-name="T10">Nothing &gt;&gt;= _ = Nothing</text:span><text:span text:style-name="T10"><text:line-break/></text:span><text:span text:style-name="T10"> <text:s text:c="3"/>Just x <text:s/>&gt;&gt;= f = f x</text:span></text:p>
              </text:list-item>
            </text:list>
          </draw:text-box>
        </draw:frame>
        <draw:frame draw:style-name="gr5" draw:text-style-name="P8" draw:layer="layout" svg:width="9.815cm" svg:height="2.718cm" svg:x="-3.229cm" svg:y="4.319cm">
          <draw:text-box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4.168cm" svg:height="10.478cm" svg:x="3.7cm" svg:y="2.092cm" draw:page-number="3" presentation:class="page"/>
          <draw:frame presentation:style-name="pr6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draw:page draw:name="page4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Example: Partiality</text:p>
          </draw:text-box>
        </draw:frame>
        <draw:frame presentation:style-name="pr4" draw:text-style-name="P11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5"><text:span text:style-name="T10">divide n d | d != 0 = return (n/d)</text:span><text:span text:style-name="T10"><text:line-break/></text:span><text:span text:style-name="T10"> <text:s text:c="10"/>| d == 0 = Nothing</text:span></text:p>
              </text:list-item>
            </text:list>
            <text:list text:style-name="L3">
              <text:list-item>
                <text:p text:style-name="P5"><text:span text:style-name="T10"/></text:p>
              </text:list-item>
            </text:list>
            <text:list text:style-name="L3">
              <text:list-item>
                <text:p text:style-name="P5"><text:span text:style-name="T10">-- compute a / (b / c)</text:span><text:span text:style-name="T10"><text:line-break/></text:span><text:span text:style-name="T10">myfun a b c =</text:span><text:span text:style-name="T10"><text:line-break/></text:span><text:span text:style-name="T10"> <text:s/>(divide b c) &gt;&gt;= (\d -&gt; divide a d)</text:span></text:p>
              </text:list-item>
            </text:list>
            <text:list text:style-name="L3">
              <text:list-item>
                <text:p text:style-name="P5"><text:span text:style-name="T10"/></text:p>
              </text:list-item>
            </text:list>
            <text:list text:style-name="L3">
              <text:list-item>
                <text:p text:style-name="P5"><text:span text:style-name="T10">-- sample execution</text:span><text:span text:style-name="T10"><text:line-break/></text:span><text:span text:style-name="T10">myfun 30 14 7 ==&gt; Just 15</text:span><text:span text:style-name="T10"><text:line-break/></text:span><text:span text:style-name="T10">myfun 30 <text:s/>0 7 ==&gt; Nothing</text:span><text:span text:style-name="T10"><text:line-break/></text:span><text:span text:style-name="T10">myfun 30 14 0 ==&gt; Nothing</text:span></text:p>
              </text:list-item>
            </text:list>
          </draw:text-box>
        </draw:frame>
        <draw:frame draw:style-name="gr5" draw:text-style-name="P8" draw:layer="layout" svg:width="9.815cm" svg:height="2.718cm" svg:x="-3.229cm" svg:y="4.319cm">
          <draw:text-box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4.168cm" svg:height="10.478cm" svg:x="3.7cm" svg:y="2.092cm" draw:page-number="4" presentation:class="page"/>
          <draw:frame presentation:style-name="pr7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draw:page draw:name="page5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Effect: Failure</text:p>
          </draw:text-box>
        </draw:frame>
        <draw:frame presentation:style-name="pr4" draw:text-style-name="P11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5"><text:span text:style-name="T10">data Either a b = Left a | Right b</text:span></text:p>
              </text:list-item>
            </text:list>
            <text:list text:style-name="L3">
              <text:list-item>
                <text:p text:style-name="P5"><text:span text:style-name="T10"/></text:p>
              </text:list-item>
            </text:list>
            <text:list text:style-name="L3">
              <text:list-item>
                <text:p text:style-name="P5"><text:span text:style-name="T10">instance Monad (Either e) where</text:span></text:p>
              </text:list-item>
            </text:list>
            <text:list text:style-name="L3">
              <text:list-item>
                <text:p text:style-name="P5"><text:span text:style-name="T10"><text:s text:c="4"/></text:span><text:span text:style-name="T10">return x = Right x</text:span></text:p>
              </text:list-item>
            </text:list>
            <text:list text:style-name="L3">
              <text:list-item>
                <text:p text:style-name="P5"><text:span text:style-name="T10"><text:s text:c="4"/></text:span><text:span text:style-name="T10">Left err &gt;&gt;= _ = Left err</text:span><text:span text:style-name="T10"><text:line-break/></text:span><text:span text:style-name="T10"> <text:s text:c="3"/>Right x <text:s/>&gt;&gt;= f = f x</text:span></text:p>
              </text:list-item>
            </text:list>
            <text:list text:style-name="L3">
              <text:list-item>
                <text:p text:style-name="P5"><text:span text:style-name="T10"/></text:p>
              </text:list-item>
            </text:list>
            <text:list text:style-name="L3">
              <text:list-item>
                <text:p text:style-name="P5"><text:span text:style-name="T10">fail err = Left err</text:span></text:p>
              </text:list-item>
            </text:list>
          </draw:text-box>
        </draw:frame>
        <draw:frame draw:style-name="gr5" draw:text-style-name="P8" draw:layer="layout" svg:width="9.815cm" svg:height="2.718cm" svg:x="-3.229cm" svg:y="4.319cm">
          <draw:text-box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4.168cm" svg:height="10.478cm" svg:x="3.7cm" svg:y="2.092cm" draw:page-number="5" presentation:class="page"/>
          <draw:frame presentation:style-name="pr8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draw:page draw:name="page6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Example: Failure</text:p>
          </draw:text-box>
        </draw:frame>
        <draw:frame presentation:style-name="pr4" draw:text-style-name="P11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5"><text:span text:style-name="T6">lookup_by_name n db =</text:span><text:span text:style-name="T6"><text:line-break/></text:span><text:span text:style-name="T6"> <text:s/>case (find n db) of</text:span><text:span text:style-name="T6"><text:line-break/></text:span><text:span text:style-name="T6"> <text:s text:c="3"/>(Just entry) -&gt; return entry</text:span><text:span text:style-name="T6"><text:line-break/></text:span><text:span text:style-name="T6"> <text:s text:c="3"/>Nothing <text:s text:c="5"/>-&gt; fail “name not found”</text:span></text:p>
              </text:list-item>
            </text:list>
            <text:list text:style-name="L3">
              <text:list-item>
                <text:p text:style-name="P5"><text:span text:style-name="T6"/></text:p>
              </text:list-item>
            </text:list>
            <text:list text:style-name="L3">
              <text:list-item>
                <text:p text:style-name="P5"><text:span text:style-name="T6">get_email_addr entry =</text:span><text:span text:style-name="T6"><text:line-break/></text:span><text:span text:style-name="T6"> <text:s/>if (has_email entry)</text:span><text:span text:style-name="T6"><text:line-break/></text:span><text:span text:style-name="T6"> <text:s/>then return (email_addr entry)</text:span><text:span text:style-name="T6"><text:line-break/></text:span><text:span text:style-name="T6"> <text:s/>else fail “no email address”</text:span></text:p>
              </text:list-item>
            </text:list>
            <text:list text:style-name="L3">
              <text:list-item>
                <text:p text:style-name="P5"><text:span text:style-name="T6"/></text:p>
              </text:list-item>
            </text:list>
            <text:list text:style-name="L3">
              <text:list-item>
                <text:p text:style-name="P5"><text:span text:style-name="T6">name_to_email name db =</text:span><text:span text:style-name="T6"><text:line-break/></text:span><text:span text:style-name="T6"> <text:s/>(lookup_by_name name db) &gt;&gt;= get_email_addr</text:span></text:p>
              </text:list-item>
            </text:list>
          </draw:text-box>
        </draw:frame>
        <draw:frame draw:style-name="gr5" draw:text-style-name="P8" draw:layer="layout" svg:width="9.815cm" svg:height="2.718cm" svg:x="-3.229cm" svg:y="4.319cm">
          <draw:text-box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4.168cm" svg:height="10.478cm" svg:x="3.7cm" svg:y="2.092cm" draw:page-number="6" presentation:class="page"/>
          <draw:frame presentation:style-name="pr9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draw:page draw:name="page7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Effect: State</text:p>
          </draw:text-box>
        </draw:frame>
        <draw:frame presentation:style-name="pr4" draw:text-style-name="P11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5"><text:span text:style-name="T6">newtype State st a =</text:span><text:span text:style-name="T6"><text:line-break/></text:span><text:span text:style-name="T6"> <text:s text:c="2"/>State { runState :: st -&gt; (a,st) }</text:span></text:p>
              </text:list-item>
            </text:list>
            <text:list text:style-name="L3">
              <text:list-item>
                <text:p text:style-name="P5"><text:span text:style-name="T6"/></text:p>
              </text:list-item>
            </text:list>
            <text:list text:style-name="L3">
              <text:list-item>
                <text:p text:style-name="P5"><text:span text:style-name="T6">instance Monad (State st) where</text:span></text:p>
              </text:list-item>
            </text:list>
            <text:list text:style-name="L3">
              <text:list-item>
                <text:p text:style-name="P5"><text:span text:style-name="T6"><text:s text:c="4"/></text:span><text:span text:style-name="T6">return x = State $ \s -&gt; (x,s)</text:span></text:p>
              </text:list-item>
            </text:list>
            <text:list text:style-name="L3">
              <text:list-item>
                <text:p text:style-name="P5"><text:span text:style-name="T6"><text:s text:c="4"/></text:span><text:span text:style-name="T6">mv &gt;&gt;= f <text:s/>= State $ \s -&gt;</text:span><text:span text:style-name="T6"><text:line-break/></text:span><text:span text:style-name="T6"> <text:s text:c="5"/>let (x, s') = runState mv s</text:span><text:span text:style-name="T6"><text:line-break/></text:span><text:span text:style-name="T6"> <text:s text:c="5"/>in runState (f x) s'</text:span></text:p>
              </text:list-item>
            </text:list>
            <text:list text:style-name="L3">
              <text:list-item>
                <text:p text:style-name="P5"><text:span text:style-name="T6"/></text:p>
              </text:list-item>
            </text:list>
            <text:list text:style-name="L3">
              <text:list-item>
                <text:p text:style-name="P5"><text:span text:style-name="T6">get = State $ \s -&gt; (s,s)</text:span></text:p>
              </text:list-item>
            </text:list>
            <text:list text:style-name="L3">
              <text:list-item>
                <text:p text:style-name="P5"><text:span text:style-name="T6">put s = State $ \_ -&gt; ((),s) </text:span></text:p>
              </text:list-item>
            </text:list>
          </draw:text-box>
        </draw:frame>
        <draw:frame draw:style-name="gr5" draw:text-style-name="P8" draw:layer="layout" svg:width="9.815cm" svg:height="2.718cm" svg:x="-3.229cm" svg:y="4.319cm">
          <draw:text-box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4.168cm" svg:height="10.478cm" svg:x="3.7cm" svg:y="2.092cm" draw:page-number="7" presentation:class="page"/>
          <draw:frame presentation:style-name="pr10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draw:page draw:name="page8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Example: State</text:p>
          </draw:text-box>
        </draw:frame>
        <draw:frame presentation:style-name="pr4" draw:text-style-name="P11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5"><text:span text:style-name="T6">-- build a histogram of arguments to a function</text:span><text:span text:style-name="T6"><text:line-break/></text:span><text:span text:style-name="T6">use_and_record fn x =</text:span><text:span text:style-name="T6"><text:line-break/></text:span><text:span text:style-name="T6"> <text:s/>get &gt;&gt;= \hist -&gt; </text:span><text:span text:style-name="T6"><text:line-break/></text:span><text:span text:style-name="T6"> <text:s/>put (incr hist x) &gt;&gt;= \_ -&gt;</text:span><text:span text:style-name="T6"><text:line-break/></text:span><text:span text:style-name="T6"> <text:s/>return (fn x)</text:span></text:p>
              </text:list-item>
            </text:list>
            <text:list text:style-name="L3">
              <text:list-item>
                <text:p text:style-name="P5"><text:span text:style-name="T6"/></text:p>
              </text:list-item>
            </text:list>
            <text:list text:style-name="L3">
              <text:list-item>
                <text:p text:style-name="P5"><text:span text:style-name="T6">-- with “do notation”</text:span><text:span text:style-name="T6"><text:line-break/></text:span><text:span text:style-name="T6">use_and_record fn x =</text:span><text:span text:style-name="T6"><text:line-break/></text:span><text:span text:style-name="T6"> <text:s/>do hist ← get</text:span><text:span text:style-name="T6"><text:line-break/></text:span><text:span text:style-name="T6"> <text:s text:c="4"/>let new_hist = incr hist x</text:span><text:span text:style-name="T6"><text:line-break/></text:span><text:span text:style-name="T6"> <text:s text:c="4"/>put new_hist</text:span><text:span text:style-name="T6"><text:line-break/></text:span><text:span text:style-name="T6"> <text:s text:c="4"/>return (fn x)</text:span></text:p>
              </text:list-item>
            </text:list>
          </draw:text-box>
        </draw:frame>
        <draw:frame draw:style-name="gr5" draw:text-style-name="P8" draw:layer="layout" svg:width="9.815cm" svg:height="2.718cm" svg:x="-3.229cm" svg:y="4.319cm">
          <draw:text-box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4.168cm" svg:height="10.478cm" svg:x="3.7cm" svg:y="2.092cm" draw:page-number="8" presentation:class="page"/>
          <draw:frame presentation:style-name="pr11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draw:page draw:name="page9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The Monad Design Pattern</text:p>
          </draw:text-box>
        </draw:frame>
        <draw:frame presentation:style-name="pr12" draw:text-style-name="P12" draw:layer="layout" svg:width="25.199cm" svg:height="15.875cm" svg:x="1.4cm" svg:y="4.445cm" presentation:class="outline" presentation:user-transformed="true">
          <draw:text-box>
            <text:list text:style-name="L3">
              <text:list-item>
                <text:p text:style-name="P5"><text:span text:style-name="T6">-- define data or newtype for modeling the effect</text:span><text:span text:style-name="T6"><text:line-break/></text:span><text:span text:style-name="T6">???</text:span></text:p>
              </text:list-item>
            </text:list>
            <text:list text:style-name="L3">
              <text:list-item>
                <text:p text:style-name="P5"><text:span text:style-name="T6"/></text:p>
              </text:list-item>
            </text:list>
            <text:list text:style-name="L3">
              <text:list-item>
                <text:p text:style-name="P5"><text:span text:style-name="T6">instance Monad ??? where</text:span></text:p>
              </text:list-item>
            </text:list>
            <text:list text:style-name="L3">
              <text:list-item>
                <text:p text:style-name="P5"><text:span text:style-name="T6"><text:s text:c="4"/></text:span><text:span text:style-name="T6">-- add effect structure to pure value</text:span><text:span text:style-name="T6"><text:line-break/></text:span><text:span text:style-name="T6"> <text:s text:c="3"/>return x = ??? </text:span></text:p>
              </text:list-item>
            </text:list>
            <text:list text:style-name="L3">
              <text:list-item>
                <text:p text:style-name="P5"><text:span text:style-name="T6"><text:s text:c="4"/></text:span><text:span text:style-name="T6">-- apply f to value from mv and</text:span><text:span text:style-name="T6"><text:line-break/></text:span><text:span text:style-name="T6"> <text:s text:c="3"/>-- combine effects of mv and f's result</text:span><text:span text:style-name="T6"><text:line-break/></text:span><text:span text:style-name="T6"> <text:s text:c="3"/>mv &gt;&gt;= f <text:s/>= ???</text:span></text:p>
              </text:list-item>
            </text:list>
            <text:list text:style-name="L3">
              <text:list-item>
                <text:p text:style-name="P5"><text:span text:style-name="T6"/></text:p>
              </text:list-item>
            </text:list>
            <text:list text:style-name="L3">
              <text:list-item>
                <text:p text:style-name="P5"><text:span text:style-name="T6">-- monad-specific functions for injecting and</text:span><text:span text:style-name="T6"><text:line-break/></text:span><text:span text:style-name="T6">-- working with effects</text:span><text:span text:style-name="T6"><text:line-break/></text:span><text:span text:style-name="T6">???</text:span></text:p>
              </text:list-item>
            </text:list>
          </draw:text-box>
        </draw:frame>
        <draw:frame draw:style-name="gr5" draw:text-style-name="P8" draw:layer="layout" svg:width="9.815cm" svg:height="2.718cm" svg:x="-3.229cm" svg:y="4.319cm">
          <draw:text-box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4.168cm" svg:height="10.478cm" svg:x="3.7cm" svg:y="2.092cm" draw:page-number="9" presentation:class="page"/>
          <draw:frame presentation:style-name="pr13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draw:page draw:name="page10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Monad Functions</text:p>
          </draw:text-box>
        </draw:frame>
        <draw:frame presentation:style-name="pr14" draw:text-style-name="P12" draw:layer="layout" svg:width="25.199cm" svg:height="17.256cm" svg:x="1.4cm" svg:y="3.407cm" presentation:class="outline" presentation:user-transformed="true">
          <draw:text-box>
            <text:list text:style-name="L3">
              <text:list-item>
                <text:p text:style-name="P5"><text:span text:style-name="T11">-- sequentially compose effects, discarding the</text:span><text:span text:style-name="T11"><text:line-break/></text:span><text:span text:style-name="T11">-- value produced by the first argument </text:span><text:span text:style-name="T11"><text:line-break/></text:span><text:span text:style-name="T11">&gt;&gt; :: (Monad m) =&gt; m a -&gt; m b -&gt; mb</text:span><text:span text:style-name="T11"><text:line-break/></text:span><text:span text:style-name="T11">mv1 &gt;&gt; mv2 = mv1 &gt;&gt;= (\_ -&gt; mv2)</text:span></text:p>
              </text:list-item>
            </text:list>
            <text:list text:style-name="L3">
              <text:list-item>
                <text:p text:style-name="P5"><text:span text:style-name="T11"/></text:p>
              </text:list-item>
            </text:list>
            <text:list text:style-name="L3">
              <text:list-item>
                <text:p text:style-name="P5"><text:span text:style-name="T11">-- lift a function on values into a monad</text:span><text:span text:style-name="T11"><text:line-break/></text:span><text:span text:style-name="T11">liftM :: (Monad m) -&gt; (a -&gt; b) -&gt; (m a -&gt; m b)</text:span><text:span text:style-name="T11"><text:line-break/></text:span><text:span text:style-name="T11">liftM f mv = do { x1 ← mv; return (f x1) }</text:span></text:p>
              </text:list-item>
            </text:list>
            <text:list text:style-name="L3">
              <text:list-item>
                <text:p text:style-name="P5"><text:span text:style-name="T11"/></text:p>
              </text:list-item>
            </text:list>
            <text:list text:style-name="L3">
              <text:list-item>
                <text:p text:style-name="P5"><text:span text:style-name="T11">-- evaluate each action in sequence from left</text:span><text:span text:style-name="T11"><text:line-break/></text:span><text:span text:style-name="T11">-- to right, collecting the results</text:span><text:span text:style-name="T11"><text:line-break/></text:span><text:span text:style-name="T11">sequence :: (Monad m) =&gt; [m a] -&gt; m [a]</text:span><text:span text:style-name="T11"><text:line-break/></text:span><text:span text:style-name="T11">sequence ms = foldr k (return []) ms</text:span><text:span text:style-name="T11"><text:line-break/></text:span><text:span text:style-name="T11"> <text:s/>where k mv mv' =</text:span><text:span text:style-name="T11"><text:line-break/></text:span><text:span text:style-name="T11"> <text:s text:c="3"/>do { x &lt;- mv; xs &lt;- mv'; return (x:xs) }</text:span></text:p>
              </text:list-item>
            </text:list>
            <text:list text:style-name="L3">
              <text:list-item>
                <text:p text:style-name="P5"><text:span text:style-name="T11"/></text:p>
              </text:list-item>
            </text:list>
            <text:list text:style-name="L3">
              <text:list-item>
                <text:p text:style-name="P5"><text:span text:style-name="T12">many more: mapM, filterM, foldM, replicateM, liftM2, liftM3, ...</text:span></text:p>
              </text:list-item>
            </text:list>
          </draw:text-box>
        </draw:frame>
        <draw:frame draw:style-name="gr5" draw:text-style-name="P8" draw:layer="layout" svg:width="9.815cm" svg:height="2.718cm" svg:x="-3.229cm" svg:y="4.319cm">
          <draw:text-box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4.168cm" svg:height="10.478cm" svg:x="3.7cm" svg:y="2.092cm" draw:page-number="10" presentation:class="page"/>
          <draw:frame presentation:style-name="pr15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draw:page draw:name="page11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Monad Transformers</text:p>
          </draw:text-box>
        </draw:frame>
        <draw:frame presentation:style-name="pr16" draw:text-style-name="P12" draw:layer="layout" svg:width="25.199cm" svg:height="16.51cm" svg:x="1.4cm" svg:y="3.81cm" presentation:class="outline" presentation:user-transformed="true">
          <draw:text-box>
            <text:list text:style-name="L3">
              <text:list-item>
                <text:p text:style-name="P5"><text:span text:style-name="T13">Often you want to use multiple effects in combination, e.g. state and errors.</text:span></text:p>
              </text:list-item>
            </text:list>
            <text:list text:style-name="L3">
              <text:list-item>
                <text:p text:style-name="P5"><text:span text:style-name="T13"/></text:p>
              </text:list-item>
            </text:list>
            <text:list text:style-name="L3">
              <text:list-item>
                <text:p text:style-name="P5"><text:span text:style-name="T13">A monad transformer adds an effect to a base monad.</text:span></text:p>
              </text:list-item>
            </text:list>
            <text:list text:style-name="L3">
              <text:list-item>
                <text:p text:style-name="P5"><text:span text:style-name="T13"/></text:p>
              </text:list-item>
            </text:list>
            <text:list text:style-name="L3">
              <text:list-item>
                <text:p text:style-name="P5"><text:span text:style-name="T13">Multiple monad transformers can be used to layer on multiple effects. <text:s/>The combination of transformers and the base monad is called a “transformer stack”.</text:span></text:p>
              </text:list-item>
            </text:list>
            <text:list text:style-name="L3">
              <text:list-item>
                <text:p text:style-name="P5"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4.168cm" svg:height="10.478cm" svg:x="3.7cm" svg:y="2.092cm" draw:page-number="11" presentation:class="page"/>
          <draw:frame presentation:style-name="pr17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draw:page draw:name="page12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StateT</text:p>
          </draw:text-box>
        </draw:frame>
        <draw:frame presentation:style-name="pr18" draw:text-style-name="P12" draw:layer="layout" svg:width="25.199cm" svg:height="16.51cm" svg:x="1.4cm" svg:y="3.81cm" presentation:class="outline" presentation:user-transformed="true">
          <draw:text-box>
            <text:list text:style-name="L3">
              <text:list-item>
                <text:p text:style-name="P5"><text:span text:style-name="T6">newtype StateT st m a =</text:span><text:span text:style-name="T6"><text:line-break/></text:span><text:span text:style-name="T6"> <text:s text:c="3"/>StateT { runStateT :: st -&gt; m (a,st) }</text:span></text:p>
              </text:list-item>
            </text:list>
            <text:list text:style-name="L3">
              <text:list-item>
                <text:p text:style-name="P5"><text:span text:style-name="T6"/></text:p>
              </text:list-item>
            </text:list>
            <text:list text:style-name="L3">
              <text:list-item>
                <text:p text:style-name="P5"><text:span text:style-name="T6">instance (Monad m) =&gt; Monad (StateT st m) where</text:span></text:p>
              </text:list-item>
            </text:list>
            <text:list text:style-name="L3">
              <text:list-item>
                <text:p text:style-name="P5"><text:span text:style-name="T6"><text:s text:c="4"/></text:span><text:span text:style-name="T6">return x = StateT $ \s -&gt; return (x, s)</text:span></text:p>
              </text:list-item>
            </text:list>
            <text:list text:style-name="L3">
              <text:list-item>
                <text:p text:style-name="P5"><text:span text:style-name="T6"><text:s text:c="4"/></text:span><text:span text:style-name="T6">mv &gt;&gt;= f <text:s/>= StateT $ \s -&gt; do</text:span><text:span text:style-name="T6"><text:line-break/></text:span><text:span text:style-name="T6"> <text:s text:c="7"/>(x, s') &lt;- runStateT mv s</text:span><text:span text:style-name="T6"><text:line-break/></text:span><text:span text:style-name="T6"> <text:s text:c="7"/>runStateT (f x) s'</text:span></text:p>
              </text:list-item>
            </text:list>
            <text:list text:style-name="L3">
              <text:list-item>
                <text:p text:style-name="P5"><text:span text:style-name="T6"/></text:p>
              </text:list-item>
            </text:list>
            <text:list text:style-name="L3">
              <text:list-item>
                <text:p text:style-name="P5"><text:span text:style-name="T6">getT = StateT $ \s -&gt; return (s,s)</text:span></text:p>
              </text:list-item>
            </text:list>
            <text:list text:style-name="L3">
              <text:list-item>
                <text:p text:style-name="P5"><text:span text:style-name="T6">putT s = StateT $ \_ -&gt; return ((),s)</text:span></text:p>
              </text:list-item>
            </text:list>
          </draw:text-box>
        </draw:frame>
        <draw:frame draw:style-name="gr5" draw:text-style-name="P8" draw:layer="layout" svg:width="9.815cm" svg:height="2.718cm" svg:x="-3.229cm" svg:y="4.319cm">
          <draw:text-box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4.168cm" svg:height="10.478cm" svg:x="3.7cm" svg:y="2.092cm" draw:page-number="12" presentation:class="page"/>
          <draw:frame presentation:style-name="pr19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draw:page draw:name="page13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ErrorT</text:p>
          </draw:text-box>
        </draw:frame>
        <draw:frame presentation:style-name="pr20" draw:text-style-name="P12" draw:layer="layout" svg:width="25.199cm" svg:height="16.51cm" svg:x="1.4cm" svg:y="3.81cm" presentation:class="outline" presentation:user-transformed="true">
          <draw:text-box>
            <text:list text:style-name="L3">
              <text:list-item>
                <text:p text:style-name="P5"><text:span text:style-name="T6">newtype ErrorT e m a =</text:span><text:span text:style-name="T6"><text:line-break/></text:span><text:span text:style-name="T6"> <text:s text:c="2"/>ErrorT { runErrorT :: m (Either e a) }</text:span></text:p>
              </text:list-item>
            </text:list>
            <text:list text:style-name="L3">
              <text:list-item>
                <text:p text:style-name="P5"><text:span text:style-name="T6"/></text:p>
              </text:list-item>
            </text:list>
            <text:list text:style-name="L3">
              <text:list-item>
                <text:p text:style-name="P5"><text:span text:style-name="T6">instance (Monad m) =&gt; Monad (ErrorT e m) where</text:span></text:p>
              </text:list-item>
            </text:list>
            <text:list text:style-name="L3">
              <text:list-item>
                <text:p text:style-name="P5"><text:span text:style-name="T6"><text:s text:c="4"/></text:span><text:span text:style-name="T6">return x = ErrorT $ return (Right x)</text:span></text:p>
              </text:list-item>
            </text:list>
            <text:list text:style-name="L3">
              <text:list-item>
                <text:p text:style-name="P5"><text:span text:style-name="T6"><text:s text:c="4"/></text:span><text:span text:style-name="T6">mv &gt;&gt;= f <text:s/>= ErrorT $ do</text:span><text:span text:style-name="T6"><text:line-break/></text:span><text:span text:style-name="T6"> <text:s text:c="7"/>a &lt;- runErrorT mv</text:span><text:span text:style-name="T6"><text:line-break/></text:span><text:span text:style-name="T6"> <text:s text:c="7"/>case a of</text:span><text:span text:style-name="T6"><text:line-break/></text:span><text:span text:style-name="T6"> <text:s text:c="11"/>Left <text:s/>err -&gt; return (Left err)</text:span><text:span text:style-name="T6"><text:line-break/></text:span><text:span text:style-name="T6"> <text:s text:c="11"/>Right x <text:s text:c="2"/>-&gt; runErrorT (f x)</text:span></text:p>
              </text:list-item>
            </text:list>
            <text:list text:style-name="L3">
              <text:list-item>
                <text:p text:style-name="P5"><text:span text:style-name="T6"/></text:p>
              </text:list-item>
            </text:list>
            <text:list text:style-name="L3">
              <text:list-item>
                <text:p text:style-name="P5"><text:span text:style-name="T6">failT err = ErrorT $ return (Left err)</text:span></text:p>
              </text:list-item>
            </text:list>
          </draw:text-box>
        </draw:frame>
        <presentation:notes draw:style-name="dp2">
          <draw:page-thumbnail draw:style-name="gr1" draw:layer="layout" svg:width="14.168cm" svg:height="10.478cm" svg:x="3.7cm" svg:y="2.092cm" draw:page-number="13" presentation:class="page"/>
          <draw:frame presentation:style-name="pr21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draw:page draw:name="page14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Working with a Transformer Stack</text:p>
          </draw:text-box>
        </draw:frame>
        <draw:frame presentation:style-name="pr22" draw:text-style-name="P12" draw:layer="layout" svg:width="25.199cm" svg:height="15.875cm" svg:x="1.4cm" svg:y="4.445cm" presentation:class="outline" presentation:user-transformed="true">
          <draw:text-box>
            <text:list text:style-name="L3">
              <text:list-item>
                <text:p text:style-name="P13"><text:span text:style-name="T14">Order matters!</text:span></text:p>
              </text:list-item>
            </text:list>
            <text:list text:style-name="L3">
              <text:list-item>
                <text:p text:style-name="P5"><text:span text:style-name="T12">Contrast </text:span><text:span text:style-name="T6">ErrorT e (State st)</text:span><text:span text:style-name="T12"> vs. </text:span><text:span text:style-name="T6">StateT st (Error e)</text:span><text:span text:style-name="T12">.</text:span></text:p>
              </text:list-item>
            </text:list>
          </draw:text-box>
        </draw:frame>
        <draw:frame draw:style-name="gr5" draw:text-style-name="P8" draw:layer="layout" svg:width="9.815cm" svg:height="2.718cm" svg:x="-3.229cm" svg:y="4.319cm">
          <draw:text-box>
            <text:p text:style-name="P7"><text:span text:style-name="T7"/></text:p>
            <text:p text:style-name="P7"><text:span text:style-name="T7"/></text:p>
          </draw:text-box>
        </draw:frame>
        <draw:frame draw:style-name="gr4" draw:text-style-name="P14" draw:id="id1" draw:layer="layout" svg:width="25.4cm" svg:height="3.197cm" svg:x="1.27cm" svg:y="8.89cm">
          <draw:text-box>
            <text:p text:style-name="P9"><text:span text:style-name="T15">ErrorT e (State st)</text:span><text:span text:style-name="T16"> ==&gt; </text:span><text:span text:style-name="T15">st -&gt; (Either e a, st)</text:span></text:p>
            <text:p text:style-name="P9"><text:span text:style-name="T15"/></text:p>
            <text:p text:style-name="P9"><text:span text:style-name="T17">Failure does not produce a value, but still gives a valid state!</text:span></text:p>
          </draw:text-box>
        </draw:frame>
        <draw:frame draw:style-name="gr4" draw:text-style-name="P15" draw:id="id2" draw:layer="layout" svg:width="25.4cm" svg:height="3.197cm" svg:x="1.27cm" svg:y="13.969cm">
          <draw:text-box>
            <text:p text:style-name="P9"><text:span text:style-name="T15">StateT st (Error e)</text:span><text:span text:style-name="T17"> ==&gt; </text:span><text:span text:style-name="T15">st -&gt; Either e (a, st)</text:span></text:p>
            <text:p text:style-name="P9"><text:span text:style-name="T15"/></text:p>
            <text:p text:style-name="P9"><text:span text:style-name="T17">Failure does not produce a value or a valid state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168cm" svg:height="10.478cm" svg:x="3.7cm" svg:y="2.092cm" draw:page-number="14" presentation:class="page"/>
          <draw:frame presentation:style-name="pr23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draw:page draw:name="page15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Lifting Operations</text:p>
          </draw:text-box>
        </draw:frame>
        <draw:frame presentation:style-name="pr24" draw:text-style-name="P12" draw:layer="layout" svg:width="25.199cm" svg:height="16.243cm" svg:x="1.4cm" svg:y="4.445cm" presentation:class="outline" presentation:user-transformed="true">
          <draw:text-box>
            <text:list text:style-name="L3">
              <text:list-item>
                <text:p text:style-name="P5"><text:span text:style-name="T12">When working with transformer stacks it is often required to lift values or operations in a lower monad into the combined monad, or to recover a value in a lower monad from a value in the combined monad.</text:span></text:p>
              </text:list-item>
            </text:list>
            <text:list text:style-name="L3">
              <text:list-item>
                <text:p text:style-name="P5"><text:span text:style-name="T12"/></text:p>
              </text:list-item>
            </text:list>
            <text:list text:style-name="L3">
              <text:list-item>
                <text:p text:style-name="P5"><text:span text:style-name="T12">In Haskell, there is a type class operation for monad transformers to lift a value from the lower monad:</text:span></text:p>
              </text:list-item>
            </text:list>
            <text:list text:style-name="L3">
              <text:list-item>
                <text:p text:style-name="P5"><text:span text:style-name="T6">lift :: (Monad m) =&gt; m a -&gt; t m a</text:span></text:p>
              </text:list-item>
            </text:list>
            <text:list text:style-name="L3">
              <text:list-item>
                <text:p text:style-name="P5"><text:span text:style-name="T12">To lift through multiple levels, the operation can be composed multiple times (e.g., </text:span><text:span text:style-name="T6">lift . lift . lift</text:span><text:span text:style-name="T12">).</text:span></text:p>
              </text:list-item>
            </text:list>
            <text:list text:style-name="L3">
              <text:list-item>
                <text:p text:style-name="P5"><text:span text:style-name="T12"/></text:p>
              </text:list-item>
            </text:list>
            <text:list text:style-name="L3">
              <text:list-item>
                <text:p text:style-name="P5"><text:span text:style-name="T12">To move down the stack the various run functions are used to “peel the onion” back to the desired monad level.</text:span></text:p>
              </text:list-item>
            </text:list>
            <text:list text:style-name="L3">
              <text:list-item>
                <text:p text:style-name="P5"><text:span text:style-name="T12"/></text:p>
              </text:list-item>
            </text:list>
            <text:list text:style-name="L3">
              <text:list-item>
                <text:p text:style-name="P5"><text:span text:style-name="T12"/></text:p>
              </text:list-item>
            </text:list>
          </draw:text-box>
        </draw:frame>
        <draw:frame draw:style-name="gr5" draw:text-style-name="P8" draw:layer="layout" svg:width="9.815cm" svg:height="2.718cm" svg:x="-3.229cm" svg:y="4.319cm">
          <draw:text-box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4.168cm" svg:height="10.478cm" svg:x="3.7cm" svg:y="2.092cm" draw:page-number="15" presentation:class="page"/>
          <draw:frame presentation:style-name="pr25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utorialOverview-title" style:family="presentation">
      <style:graphic-properties draw:stroke="none" draw:fill="none" draw:textarea-vertical-align="middle">
        <text:list-style style:name="TutorialOverview-title">
          <text:list-level-style-bullet text:level="1" text:bullet-char="•">
            <style:text-properties fo:font-family="Verdana" style:font-family-generic="swiss" style:font-pitch="variable" fo:color="#66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0066" style:text-outline="false" style:text-line-through-style="none" style:text-position="0% 100%" fo:font-family="Verdana" style:font-family-generic="swiss" style:font-pitch="variable" fo:font-size="36pt" fo:font-style="normal" fo:text-shadow="none" style:text-underline-style="none" fo:font-weight="normal" style:font-family-asian="Arial" style:font-family-generic-asian="system" style:font-pitch-asian="variable" style:font-size-asian="36pt" style:font-style-asian="normal" style:font-weight-asian="normal" style:font-family-complex="Arial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TutorialOverview-subtitle" style:family="presentation">
      <style:graphic-properties draw:stroke="none" draw:fill="none" draw:textarea-vertical-align="middle">
        <text:list-style style:name="TutorialOverview-subtitle">
          <text:list-level-style-bullet text:level="1" text:bullet-char="">
            <style:text-properties fo:font-family="Wingdings" style:font-pitch="variable" style:font-charset="x-symbol" fo:color="#6f89f7" fo:font-size="5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40458c" fo:font-size="40%"/>
          </text:list-level-style-bullet>
          <text:list-level-style-bullet text:level="3" text:bullet-char="">
            <style:list-level-properties text:space-before="2.54cm"/>
            <style:text-properties fo:font-family="Wingdings" style:font-pitch="variable" style:font-charset="x-symbol" fo:color="#6f89f7" fo:font-size="4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40458c" fo:font-size="4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58c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Arial" style:font-family-generic-asian="system" style:font-pitch-asian="variable" style:font-size-asian="28pt" style:font-style-asian="normal" style:font-weight-asian="normal" style:font-family-complex="Arial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utorialOverview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utorialOverview-backgroundobjects" style:family="presentation">
      <style:graphic-properties draw:shadow="hidden" draw:shadow-offset-x="0.3cm" draw:shadow-offset-y="0.3cm" draw:shadow-color="#808080">
        <text:list-style style:name="TutorialOverview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utorialOverview-notes" style:family="presentation">
      <style:graphic-properties draw:stroke="none" draw:fill="none">
        <text:list-style style:name="TutorialOverview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TutorialOverview-outline1" style:family="presentation">
      <style:graphic-properties draw:stroke="none" draw:fill="none">
        <text:list-style style:name="TutorialOverview-outline1">
          <text:list-level-style-image text:level="1" xlink:href="Pictures/100002000000000F0000000FCEDA7C5B.png" xlink:type="simple" xlink:show="embed" xlink:actuate="onLoad">
            <style:list-level-properties text:min-label-width="0.952cm" style:vertical-pos="middle" style:vertical-rel="line" fo:width="0.356cm" fo:height="0.356cm"/>
          </text:list-level-style-image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40458c" fo:font-size="40%"/>
          </text:list-level-style-bullet>
          <text:list-level-style-bullet text:level="3" text:bullet-char="">
            <style:list-level-properties text:space-before="2.54cm" text:min-label-width="0.635cm"/>
            <style:text-properties fo:font-family="Wingdings" style:font-pitch="variable" style:font-charset="x-symbol" fo:color="#6f89f7" fo:font-size="4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58c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Arial" style:font-family-generic-asian="system" style:font-pitch-asian="variable" style:font-size-asian="28pt" style:font-style-asian="normal" style:font-weight-asian="normal" style:font-family-complex="Arial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utorialOverview-outline2" style:family="presentation" style:parent-style-name="TutorialOverview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utorialOverview-outline3" style:family="presentation" style:parent-style-name="TutorialOverview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utorialOverview-outline4" style:family="presentation" style:parent-style-name="TutorialOverview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utorialOverview-outline5" style:family="presentation" style:parent-style-name="TutorialOverview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utorialOverview-outline6" style:family="presentation" style:parent-style-name="TutorialOverview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utorialOverview-outline7" style:family="presentation" style:parent-style-name="TutorialOverview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utorialOverview-outline8" style:family="presentation" style:parent-style-name="TutorialOverview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utorialOverview-outline9" style:family="presentation" style:parent-style-name="TutorialOverview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solid" svg:stroke-width="0.026cm" svg:stroke-color="#00036a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TutorialOverview-backgroundobjects" style:list-style-name="L2">
      <style:graphic-properties draw:stroke="none" draw:fill="none" draw:fill-color="#ecd882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b7c1eb"/>
    </style:style>
    <style:style style:name="pr2" style:family="presentation" style:parent-style-name="TutorialOverview-backgroundobjects" style:list-style-name="L2">
      <style:graphic-properties draw:stroke="none" draw:fill="none" draw:fill-color="#ecd882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b7c1eb"/>
    </style:style>
    <style:style style:name="pr3" style:family="presentation" style:parent-style-name="TutorialOverview-backgroundobjects">
      <style:graphic-properties draw:stroke="none" draw:fill="none" draw:fill-color="#bbe0e3" draw:textarea-horizontal-align="justify" draw:textarea-vertical-align="top" draw:auto-grow-height="false" draw:auto-grow-width="false" fo:min-height="1.338cm" fo:min-width="0cm" fo:padding-top="0.132cm" fo:padding-bottom="0.132cm" fo:padding-left="0.263cm" fo:padding-right="0.263cm" fo:wrap-option="wrap" draw:shadow="hidden" draw:shadow-color="#808080"/>
    </style:style>
    <style:style style:name="pr4" style:family="presentation" style:parent-style-name="TutorialOverview-backgroundobjects">
      <style:graphic-properties draw:stroke="none" draw:fill="none" draw:fill-color="#bbe0e3" draw:textarea-horizontal-align="justify" draw:textarea-vertical-align="bottom" draw:auto-grow-height="false" draw:auto-grow-width="false" fo:min-height="1.329cm" fo:min-width="0cm" fo:padding-top="0.132cm" fo:padding-bottom="0.132cm" fo:padding-left="0.263cm" fo:padding-right="0.263cm" fo:wrap-option="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100%" text:enable-numbering="false" fo:text-indent="0cm" style:writing-mode="lr-tb"/>
    </style:style>
    <style:style style:name="P4" style:family="paragraph">
      <style:paragraph-properties fo:margin-left="0cm" fo:margin-right="0cm" fo:line-height="100%" fo:text-align="end" text:enable-numbering="false" fo:text-indent="0cm"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40458c" fo:font-family="Verdana" style:font-family-generic="swiss" style:font-pitch="variable" fo:font-size="14pt" style:font-size-asian="14pt" style:font-size-complex="14pt"/>
    </style:style>
    <style:style style:name="T3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Verdana" style:font-family-generic="swiss" style:font-pitch="variable" fo:color="#40458c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TutorialOverview" style:page-layout-name="PM1" draw:style-name="dp1">
      <office:forms form:automatic-focus="false" form:apply-design-mode="false"/>
      <draw:frame presentation:style-name="TutorialOverview-title" draw:layer="backgroundobjects" svg:width="23.09cm" svg:height="3.501cm" svg:x="2.771cm" svg:y="0.931cm" presentation:class="title" presentation:placeholder="true">
        <draw:text-box/>
      </draw:frame>
      <draw:frame presentation:style-name="TutorialOverview-outline1" draw:layer="backgroundobjects" svg:width="23.8cm" svg:height="12.601cm" svg:x="2.664cm" svg:y="5.396cm" presentation:class="outline" presentation:placeholder="true">
        <draw:text-box/>
      </draw:frame>
      <draw:frame presentation:style-name="pr1" draw:text-style-name="P3" draw:layer="backgroundobjects" svg:width="5.834cm" svg:height="1.401cm" svg:x="2.1cm" svg:y="19.132cm" presentation:class="date-time">
        <draw:text-box>
          <text:p text:style-name="P3"><text:span text:style-name="T2"><presentation:date-time/></text:span></text:p>
        </draw:text-box>
      </draw:frame>
      <draw:frame presentation:style-name="pr2" draw:text-style-name="P4" draw:layer="backgroundobjects" svg:width="5.834cm" svg:height="1.401cm" svg:x="21.845cm" svg:y="19.278cm" presentation:class="page-number">
        <draw:text-box>
          <text:p text:style-name="P4"><text:span text:style-name="T2"><text:page-number>&lt;number&gt;</text:page-number></text:span></text:p>
        </draw:text-box>
      </draw:frame>
      <draw:line draw:style-name="gr3" draw:text-style-name="P5" draw:layer="backgroundobjects" svg:x1="0.466cm" svg:y1="20.533cm" svg:x2="27.533cm" svg:y2="20.533cm">
        <text:p/>
      </draw:line>
      <draw:line draw:style-name="gr3" draw:text-style-name="P5" draw:layer="backgroundobjects" svg:x1="0.466cm" svg:y1="0.465cm" svg:x2="27.533cm" svg:y2="0.465cm">
        <text:p/>
      </draw:line>
      <draw:line draw:style-name="gr3" draw:text-style-name="P5" draw:layer="backgroundobjects" svg:x1="0.465cm" svg:y1="0.466cm" svg:x2="0.465cm" svg:y2="20.533cm">
        <text:p/>
      </draw:line>
      <draw:line draw:style-name="gr3" draw:text-style-name="P5" draw:layer="backgroundobjects" svg:x1="27.533cm" svg:y1="0.466cm" svg:x2="27.533cm" svg:y2="20.533cm">
        <text:p/>
      </draw:line>
      <presentation:notes style:page-layout-name="PM2">
        <office:forms form:automatic-focus="false" form:apply-design-mode="false"/>
        <draw:rect draw:style-name="gr4" draw:text-style-name="P6" draw:layer="backgroundobjects" svg:width="21.59cm" svg:height="27.94cm" svg:x="-0.001cm" svg:y="-0.001cm">
          <text:p/>
        </draw:rect>
        <draw:frame presentation:style-name="pr3" draw:text-style-name="P7" draw:layer="backgroundobjects" svg:width="9.352cm" svg:height="1.401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3" draw:text-style-name="P8" draw:layer="backgroundobjects" svg:width="9.352cm" svg:height="1.401cm" svg:x="12.228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TutorialOverview-title" draw:layer="backgroundobjects" svg:width="14.168cm" svg:height="10.478cm" svg:x="3.7cm" svg:y="2.092cm" presentation:class="page"/>
        <draw:frame presentation:style-name="TutorialOverview-notes" draw:layer="backgroundobjects" svg:width="17.261cm" svg:height="12.57cm" svg:x="2.164cm" svg:y="13.277cm" presentation:class="notes" presentation:placeholder="true">
          <draw:text-box/>
        </draw:frame>
        <draw:frame presentation:style-name="pr4" draw:text-style-name="P7" draw:layer="backgroundobjects" svg:width="9.352cm" svg:height="1.391cm" svg:x="0cm" svg:y="26.538cm" presentation:class="footer">
          <draw:text-box>
            <text:p text:style-name="P7"><text:span text:style-name="T3"><presentation:footer/></text:span></text:p>
          </draw:text-box>
        </draw:frame>
        <draw:frame presentation:style-name="pr4" draw:text-style-name="P8" draw:layer="backgroundobjects" svg:width="9.352cm" svg:height="1.391cm" svg:x="12.228cm" svg:y="26.538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Jeff Newbern</meta:initial-creator>
    <meta:creation-date>2009-03-20T21:56:40</meta:creation-date>
    <dc:creator>Jeff Newbern</dc:creator>
    <dc:date>2009-03-21T13:43:42</dc:date>
    <meta:editing-cycles>36</meta:editing-cycles>
    <meta:editing-duration>PT15H29M47S</meta:editing-duration>
    <meta:user-defined meta:name="Info 1"/>
    <meta:user-defined meta:name="Info 2"/>
    <meta:user-defined meta:name="Info 3"/>
    <meta:user-defined meta:name="Info 4"/>
    <meta:document-statistic meta:object-count="101"/>
  </office:meta>
</office:document-meta>
</file>